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5.344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2.607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1.588cm" fo:break-before="auto" style:use-optimal-row-height="true"/>
    </style:style>
    <style:style style:name="ro3" style:family="table-row">
      <style:table-row-properties style:row-height="1.566cm" fo:break-before="auto" style:use-optimal-row-height="tru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0.605cm" fo:break-before="auto" style:use-optimal-row-height="true"/>
    </style:style>
    <style:style style:name="ro6" style:family="table-row">
      <style:table-row-properties style:row-height="0.647cm" fo:break-before="auto" style:use-optimal-row-height="true"/>
    </style:style>
    <style:style style:name="ro7" style:family="table-row">
      <style:table-row-properties style:row-height="1.94cm" fo:break-before="auto" style:use-optimal-row-height="true"/>
    </style:style>
    <style:style style:name="ro8" style:family="table-row">
      <style:table-row-properties style:row-height="3.069cm" fo:break-before="auto" style:use-optimal-row-height="true"/>
    </style:style>
    <style:style style:name="ro9" style:family="table-row">
      <style:table-row-properties style:row-height="2.875cm" fo:break-before="auto" style:use-optimal-row-height="true"/>
    </style:style>
    <style:style style:name="ro10" style:family="table-row">
      <style:table-row-properties style:row-height="0.944cm" fo:break-before="auto" style:use-optimal-row-height="true"/>
    </style:style>
    <style:style style:name="ro11" style:family="table-row">
      <style:table-row-properties style:row-height="2.469cm" fo:break-before="auto" style:use-optimal-row-height="true"/>
    </style:style>
    <style:style style:name="ro12" style:family="table-row">
      <style:table-row-properties style:row-height="1.27cm" fo:break-before="auto" style:use-optimal-row-height="true"/>
    </style:style>
    <style:style style:name="ro13" style:family="table-row">
      <style:table-row-properties style:row-height="3.669cm" fo:break-before="auto" style:use-optimal-row-height="true"/>
    </style:style>
    <style:style style:name="ro14" style:family="table-row">
      <style:table-row-properties style:row-height="1.875cm" fo:break-before="auto" style:use-optimal-row-height="true"/>
    </style:style>
    <style:style style:name="ro15" style:family="table-row">
      <style:table-row-properties style:row-height="3.104cm" fo:break-before="auto" style:use-optimal-row-height="true"/>
    </style:style>
    <style:style style:name="ro16" style:family="table-row">
      <style:table-row-properties style:row-height="2.346cm" fo:break-before="auto" style:use-optimal-row-height="true"/>
    </style:style>
    <style:style style:name="ro17" style:family="table-row">
      <style:table-row-properties style:row-height="4.269cm" fo:break-before="auto" style:use-optimal-row-height="true"/>
    </style:style>
    <style:style style:name="ro18" style:family="table-row">
      <style:table-row-properties style:row-height="3.951cm" fo:break-before="auto" style:use-optimal-row-height="true"/>
    </style:style>
    <style:style style:name="ro19" style:family="table-row">
      <style:table-row-properties style:row-height="2.399cm" fo:break-before="auto" style:use-optimal-row-height="true"/>
    </style:style>
    <style:style style:name="ro20" style:family="table-row">
      <style:table-row-properties style:row-height="3.122cm" fo:break-before="auto" style:use-optimal-row-height="true"/>
    </style:style>
    <style:style style:name="ro21" style:family="table-row">
      <style:table-row-properties style:row-height="3.175cm" fo:break-before="auto" style:use-optimal-row-height="true"/>
    </style:style>
    <style:style style:name="ro22" style:family="table-row">
      <style:table-row-properties style:row-height="4.621cm" fo:break-before="auto" style:use-optimal-row-height="true"/>
    </style:style>
    <style:style style:name="ro23" style:family="table-row">
      <style:table-row-properties style:row-height="1.623cm" fo:break-before="auto" style:use-optimal-row-height="true"/>
    </style:style>
    <style:style style:name="ro24" style:family="table-row">
      <style:table-row-properties style:row-height="3.096cm" fo:break-before="auto" style:use-optimal-row-height="true"/>
    </style:style>
    <style:style style:name="ro25" style:family="table-row">
      <style:table-row-properties style:row-height="4.703cm" fo:break-before="auto" style:use-optimal-row-height="true"/>
    </style:style>
    <style:style style:name="ro26" style:family="table-row">
      <style:table-row-properties style:row-height="2.371cm" fo:break-before="auto" style:use-optimal-row-height="true"/>
    </style:style>
    <style:style style:name="ro27" style:family="table-row">
      <style:table-row-properties style:row-height="1.729cm" fo:break-before="auto" style:use-optimal-row-height="true"/>
    </style:style>
    <style:style style:name="ro28" style:family="table-row">
      <style:table-row-properties style:row-height="2.558cm" fo:break-before="auto" style:use-optimal-row-height="true"/>
    </style:style>
    <style:style style:name="ro29" style:family="table-row">
      <style:table-row-properties style:row-height="0.9cm" fo:break-before="auto" style:use-optimal-row-height="true"/>
    </style:style>
    <style:style style:name="ro30" style:family="table-row">
      <style:table-row-properties style:row-height="0.706cm" fo:break-before="auto" style:use-optimal-row-height="true"/>
    </style:style>
    <style:style style:name="ro31" style:family="table-row">
      <style:table-row-properties style:row-height="2.364cm" fo:break-before="auto" style:use-optimal-row-height="true"/>
    </style:style>
    <style:style style:name="ro32" style:family="table-row">
      <style:table-row-properties style:row-height="1.341cm" fo:break-before="auto" style:use-optimal-row-height="true"/>
    </style:style>
    <style:style style:name="ro33" style:family="table-row">
      <style:table-row-properties style:row-height="1.535cm" fo:break-before="auto" style:use-optimal-row-height="true"/>
    </style:style>
    <style:style style:name="ro34" style:family="table-row">
      <style:table-row-properties style:row-height="2.17cm" fo:break-before="auto" style:use-optimal-row-height="true"/>
    </style:style>
    <style:style style:name="ro35" style:family="table-row">
      <style:table-row-properties style:row-height="1.976cm" fo:break-before="auto" style:use-optimal-row-height="true"/>
    </style:style>
    <style:style style:name="ro36" style:family="table-row">
      <style:table-row-properties style:row-height="3.387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5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7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T4" style:family="text"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2"/>
          <table:covered-table-cell table:style-name="ce13"/>
          <table:table-cell table:style-name="Default" office:value-type="string" table:number-columns-spanned="2" table:number-rows-spanned="1">
            <text:p>https://zu.wikipedia.org/wiki/AmaZulu</text:p>
          </table:table-cell>
          <table:covered-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7T09:54:11.94">
            <text:p>1027</text:p>
          </table:table-cell>
          <table:table-cell table:style-name="ce9"/>
          <table:table-cell table:style-name="ce10" office:value-type="string" table:number-columns-spanned="4" table:number-rows-spanned="1">
            <text:p>abeqhawe[heroes baningi[many nje[just, ingenxa[because yomlando[of-history wesizwe[of-nation sakwaZulu[of-zulu omude[tall futhi[and ojulile[deep</text:p>
          </table:table-cell>
          <table:covered-table-cell table:number-columns-repeated="2" table:style-name="ce12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30T11:42:54.91">
            <text:p>1030</text:p>
          </table:table-cell>
          <table:table-cell table:style-name="ce9"/>
          <table:table-cell table:style-name="ce10" office:value-type="string" table:number-columns-spanned="4" table:number-rows-spanned="1">
            <text:p>AmaZulu angama[tye-are;Nguni futhi ohlobene[related kakhulu[especially namaSwati, AmaXhosa kanye[and namaNdebele.</text:p>
          </table:table-cell>
          <table:covered-table-cell table:number-columns-repeated="2" table:style-name="ce12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tholakala[found eMozambique, eMalawi, eAngola, eZimbabwe, naseTanzania.</text:p>
          </table:table-cell>
          <table:covered-table-cell table:number-columns-repeated="2" table:style-name="ce12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khula kakhulu ngenkathi[while kubusa[to-rule inkosi[king uShaka kaSenzangakhona, </text:p>
          </table:table-cell>
          <table:covered-table-cell table:number-columns-repeated="2" table:style-name="Default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0" table:number-columns-spanned="4" table:number-rows-spanned="1"/>
          <table:covered-table-cell table:number-columns-repeated="2" table:style-name="Default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4" table:number-rows-spanned="1"/>
          <table:covered-table-cell table:number-columns-repeated="2" table:style-name="Default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4" table:number-rows-spanned="1"/>
          <table:covered-table-cell table:number-columns-repeated="2" table:style-name="Default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4" table:number-rows-spanned="1"/>
          <table:covered-table-cell table:number-columns-repeated="2" table:style-name="Default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30T12:26:19.85">
            <text:p>1030 <text:s/>122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30T12:26:19.85">
            <text:p>1030 <text:s/>1226</text:p>
          </table:table-cell>
          <table:table-cell table:style-name="ce7" table:formula="of:=NOW()" office:value-type="date" office:date-value="2021-10-30T12:26:19.85">
            <text:p>1030 <text:s/>122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30T12:26:19.85">
            <text:p>1030 <text:s/>122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6" table:number-rows-repeated="2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6" table:number-rows-repeated="7">
          <table:table-cell table:number-columns-repeated="12"/>
          <table:table-cell table:style-name="ce16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6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6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8" office:value-type="string">
            <text:p>در ماه سپتامبر، در کاوازاکی، جمعيت حدود ۵۰۰ نفر کاهش يافت.</text:p>
          </table:table-cell>
          <table:table-cell table:style-name="ce12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2"/>
          <table:table-cell table:style-name="ce13" office:value-type="string">
            <text:p>https://www.city.kawasaki.jp/170/page/0000133443.html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8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2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2"/>
          <table:table-cell table:style-name="ce13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8" office:value-type="string">
            <text:p>دانش : در بخش تاکاتسو. </text:p>
            <text:p>تغيير جمعيت.</text:p>
            <text:p>منفی است.</text:p>
          </table:table-cell>
          <table:table-cell table:style-name="ce12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ast[is</text:span></text:p>
          </table:table-cell>
          <table:covered-table-cell table:style-name="ce12"/>
          <table:table-cell table:style-name="ce13" table:number-columns-spanned="2" table:number-rows-spanned="1"/>
          <table:covered-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6T10:41:56.56">
            <text:p>1026</text:p>
          </table:table-cell>
          <table:table-cell table:style-name="ce9"/>
          <table:table-cell table:style-name="ce18" office:value-type="string">
            <text:p>ناشی از اجتماعی تغيير جمعيت . اين منفی است.</text:p>
          </table:table-cell>
          <table:table-cell table:style-name="ce12" office:value-type="string" table:number-columns-spanned="2" table:number-rows-spanned="1">
            <text:p>naashiy[arising / az[from / ish^utemooyii[social / taGiyr[change / jamIyaats[population / uwn[that / manfiy[negative / ast[is</text:p>
          </table:table-cell>
          <table:covered-table-cell table:style-name="ce12"/>
          <table:table-cell table:style-name="ce13" office:value-type="string">
            <text:p>sociallly-caused change. it is negative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 office:value-type="date" office:date-value="2021-10-27T11:21:09.37">
            <text:p>1027</text:p>
          </table:table-cell>
          <table:table-cell table:style-name="ce9"/>
          <table:table-cell table:style-name="ce18" office:value-type="string">
            <text:p>(1)در کل، شهر کاوازاکی، نسبت تولد/ مرگ</text:p>
            <text:p>۲) در ماه اوت، اين ۱.۱۴ است.</text:p>
          </table:table-cell>
          <table:table-cell table:style-name="ce12" office:value-type="string" table:number-columns-spanned="2" table:number-rows-spanned="1">
            <text:p>kool[total / shahr[city / nusbaat[ratio / tavaalood[birth / maargi[death / uwt[august / uwn[this</text:p>
          </table:table-cell>
          <table:covered-table-cell table:style-name="ce12"/>
          <table:table-cell table:style-name="ce13" office:value-type="string">
            <text:p>Kawasaki City, in total. birth/death ratio. it is 1.14 in august.</text:p>
          </table:table-cell>
          <table:table-cell table:style-name="Default" office:value-type="string">
            <text:p>C:\WORKS_2\WS\WS_Others.JVEMV6\JVEMV6\41_economics\12_economy-watching\data\data_20211023_131735.[shizenzougen_r3_8].ods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8"/>
          <table:table-cell table:style-name="ce12" table:number-columns-spanned="2" table:number-rows-spanned="1"/>
          <table:covered-table-cell table:style-name="ce12"/>
          <table:table-cell table:style-name="ce13" table:number-columns-spanned="2" table:number-rows-spanned="1"/>
          <table:covered-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number-columns-repeated="2"/>
          <table:table-cell table:style-name="ce6"/>
          <table:table-cell table:style-name="ce9"/>
          <table:table-cell table:style-name="ce18"/>
          <table:table-cell table:style-name="ce12" table:number-columns-spanned="2" table:number-rows-spanned="1"/>
          <table:covered-table-cell table:style-name="ce12"/>
          <table:table-cell table:style-name="ce13" table:number-columns-spanned="2" table:number-rows-spanned="1"/>
          <table:covered-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30T12:26:19.93">
            <text:p>1030 <text:s/>122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30T12:26:19.93">
            <text:p>1030 <text:s/>1226</text:p>
          </table:table-cell>
          <table:table-cell table:style-name="ce7" table:formula="of:=NOW()" office:value-type="date" office:date-value="2021-10-30T12:26:19.93">
            <text:p>1030 <text:s/>122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30T12:26:19.93">
            <text:p>1030 <text:s/>122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6" table:number-rows-repeated="2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6" table:number-rows-repeated="7">
          <table:table-cell table:number-columns-repeated="12"/>
          <table:table-cell table:style-name="ce16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6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6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6">
          <table:table-cell table:style-name="ce1" table:formula="of:=CONCATENATE(&quot;(&quot;;MAX([.A2:.A21]);&quot;)&quot;)" office:value-type="string" office:string-value="(10)">
            <text:p>(1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8" office:value-type="string">
            <text:p>من كسر قرار الاحتلال بتحديد عدد المصلين في المسجد الابراهيمي بمدينة الخليل.</text:p>
          </table:table-cell>
          <table:table-cell table:style-name="ce12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2"/>
          <table:covered-table-cell table:style-name="ce13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8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2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2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8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2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2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8" office:value-type="string">
            <text:p>في مناطق عدة من الضفة الغربية، </text:p>
          </table:table-cell>
          <table:table-cell table:style-name="ce12" office:value-type="string" table:number-columns-spanned="3" table:number-rows-spanned="1">
            <text:p>* / manaat^iqa[anrea / AIda[several / min-l-d^afa-l-Garbiya[west / </text:p>
          </table:table-cell>
          <table:covered-table-cell table:style-name="ce12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8" office:value-type="string">
            <text:p>عقب انطلاق فعاليات بمناطق مختلفة ضد مشاريع الاستيطان.</text:p>
          </table:table-cell>
          <table:table-cell table:style-name="ce12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2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26T10:17:42.6">
            <text:p>1026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أربعة أسرى يواصلون إضرابهم عن الطعام</text:p>
          </table:table-cell>
          <table:table-cell table:style-name="ce12" office:value-type="string" table:number-columns-spanned="3" table:number-rows-spanned="1">
            <text:p>arbaA[four / asraa[prisoner / yuwaas^iluwna[continue / id^raabu-hom[strike-their / AAn-i-l-t^aAAmi[about-food</text:p>
          </table:table-cell>
          <table:covered-table-cell table:style-name="ce12"/>
          <table:covered-table-cell table:style-name="ce13"/>
          <table:table-cell table:style-name="Default" office:value-type="string" table:number-columns-spanned="2" table:number-rows-spanned="1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covered-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يواصل أربعة أسرى في سجون الاحتلال الإسرائيلي،</text:p>
          </table:table-cell>
          <table:table-cell table:style-name="ce12" office:value-type="string" table:number-columns-spanned="3" table:number-rows-spanned="1">
            <text:p>yuwaas^il[remain / */*/ *...</text:p>
          </table:table-cell>
          <table:covered-table-cell table:style-name="ce12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<text:s/>إضرابهم المفتوح عن الطعام رفضاً لاعتقالهم، أقدمهم الأسير ماهر الأخرس من جنين،</text:p>
          </table:table-cell>
          <table:table-cell table:style-name="ce12" office:value-type="string" table:number-columns-spanned="3" table:number-rows-spanned="1">
            <text:p>id^raab-hom[strike-their / al-maftuwh^[open / AAn-i-`t^aAAmi[about-food / rafd^anan[refusing / li-AAtiqaali-him[to-arrest-them / aqadama-hum[oldest-of-them / al-asiyr[prisoner / Maher / al-Axras / min-Dhinina</text:p>
          </table:table-cell>
          <table:covered-table-cell table:style-name="ce12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">
            <text:p>9</text:p>
          </table:table-cell>
          <table:table-cell table:style-name="ce2"/>
          <table:table-cell table:style-name="ce6" office:value-type="date" office:date-value="2021-10-27T10:56:06.89">
            <text:p>1027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المضرب منذ 33 يوما، والذي نقلته إدارة سجون الاحتلال، إلى مستشفى سجن "الرملة"،</text:p>
          </table:table-cell>
          <table:table-cell table:style-name="ce12" office:value-type="string" table:number-columns-spanned="3" table:number-rows-spanned="1">
            <text:p>wa-l-mad^rab[striker / mundzu[since / */ yawman[days / wa-l-adziy[and-who / naqalata-hu[move-it / idaara[administration / iilaa[to / mustashfaa[hospital / sadhuni[prison</text:p>
          </table:table-cell>
          <table:covered-table-cell table:style-name="ce12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يوم الجمعة، نظرا لخطورة وضعة الصحي،</text:p>
          </table:table-cell>
          <table:table-cell table:style-name="ce12" office:value-type="string" table:number-columns-spanned="3" table:number-rows-spanned="1">
            <text:p>nadz^aran[inasmuch / laxt^uwra[dangerous / wad^aA[posture / al-s^ah^iyu[health</text:p>
          </table:table-cell>
          <table:covered-table-cell table:style-name="ce12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style-name="ce12"/>
          <table:covered-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30T12:26:20.02">
            <text:p>1030 <text:s/>122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30T12:26:20.02">
            <text:p>1030 <text:s/>1226</text:p>
          </table:table-cell>
          <table:table-cell table:style-name="ce7" table:formula="of:=NOW()" office:value-type="date" office:date-value="2021-10-30T12:26:20.02">
            <text:p>1030 <text:s/>122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30T12:26:20.02">
            <text:p>1030 <text:s/>122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6" table:number-rows-repeated="2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6" table:number-rows-repeated="7">
          <table:table-cell table:number-columns-repeated="12"/>
          <table:table-cell table:style-name="ce16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6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6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khmer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ខ្មែរ (ជនជាតិ)</text:p>
          </table:table-cell>
          <table:table-cell table:style-name="ce12" office:value-type="string">
            <office:annotation office:display="true" draw:style-name="gr1" draw:text-style-name="P2" svg:width="2.899cm" svg:height="2.966cm" svg:x="28.625cm" svg:y="1.822cm" draw:caption-point-x="-3.97cm" draw:caption-point-y="-1.127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2" office:value-type="string">
            <text:p>Khmer (Ethnicity)</text:p>
          </table:table-cell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9" office:value-type="string">
            <text:p>គឺ​ជា​ ក្រុម​ ជន​ជាតិ​ ដ៏​ច្រើន​</text:p>
          </table:table-cell>
          <table:table-cell table:style-name="ce12" office:value-type="string">
            <text:p>ku3-chi3[is / krom5[group / chong3-chii5[ethnicity / doo3-chi6-raan5[lots</text:p>
          </table:table-cell>
          <table: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9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9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9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30T12:26:20.09">
            <text:p>1030 <text:s/>122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30T12:26:20.09">
            <text:p>1030 <text:s/>1226</text:p>
          </table:table-cell>
          <table:table-cell table:style-name="ce7" table:formula="of:=NOW()" office:value-type="date" office:date-value="2021-10-30T12:26:20.09">
            <text:p>1030 <text:s/>122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30T12:26:20.09">
            <text:p>1030 <text:s/>122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6" table:number-rows-repeated="2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6" table:number-rows-repeated="7">
          <table:table-cell table:number-columns-repeated="12"/>
          <table:table-cell table:style-name="ce16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6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6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6">
          <table:table-cell table:style-name="ce1" table:formula="of:=CONCATENATE(&quot;(&quot;;MAX([.A2:.A2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1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1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1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10-24T13:31:15.659999">
            <text:p>1024</text:p>
          </table:table-cell>
          <table:table-cell table:style-name="ce9"/>
          <table:table-cell table:style-name="ce11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10-26T09:02:05.18">
            <text:p>1026</text:p>
          </table:table-cell>
          <table:table-cell table:style-name="ce9"/>
          <table:table-cell table:style-name="ce11" office:value-type="string" table:number-columns-spanned="3" table:number-rows-spanned="1">
            <text:p>chiến[war~1 tranh Đông[east;indo-china~1 Dương chấm[ended~1 dứt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rong[in giai[stage đoạn[paragraph; diễn[act; ra[out; chiến tranh Việt Nam,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 office:value-type="date" office:date-value="2021-10-27T09:33:47.160001">
            <text:p>1027</text:p>
          </table:table-cell>
          <table:table-cell table:style-name="ce9"/>
          <table:table-cell table:style-name="ce11" office:value-type="string" table:number-columns-spanned="3" table:number-rows-spanned="1">
            <text:p>Hồ Chí Minh là nhân[character~1 vật chủ[key~1 chốt trong hàng[ranks~1 ngũ lãnh[leader~1 đạo của Việt Nam Dân[people chủ[owner Cộng[republic~1 hòa ở miền[domain Bắc[north Việt Na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Mặt[face trận[battle Dân[people;nation~1 tộc[race Giải[liberate~1 phóng miền Nam Việt Nam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Năm 1975, Việt Nam Dân chủ Cộng hòa chiến[won~1 thắng,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 office:value-type="date" office:date-value="2021-10-30T11:52:33.86">
            <text:p>1030</text:p>
          </table:table-cell>
          <table:table-cell table:style-name="ce9"/>
          <table:table-cell table:style-name="ce11" office:value-type="string" table:number-columns-spanned="3" table:number-rows-spanned="1">
            <text:p>hai miền Việt Nam được[get thống[unified~1 nhất,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dẫn[led-to~1 đến sự[born~2 ra đời của nhà nước Cộng hòa Xã[society~1 hội chủ[ism~1 nghĩa Việt Nam vào[in năm 1976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30T12:26:20.18">
            <text:p>1030 <text:s/>122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30T12:26:20.18">
            <text:p>1030 <text:s/>1226</text:p>
          </table:table-cell>
          <table:table-cell table:style-name="ce7" table:formula="of:=NOW()" office:value-type="date" office:date-value="2021-10-30T12:26:20.18">
            <text:p>1030 <text:s/>122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30T12:26:20.18">
            <text:p>1030 <text:s/>122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6" table:number-rows-repeated="2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6" table:number-rows-repeated="7">
          <table:table-cell table:number-columns-repeated="12"/>
          <table:table-cell table:style-name="ce16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6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អាហារ / ឃ្លាន / ញ៉ាំ / ផឹក / ទឹក</text:p>
          </table:table-cell>
          <table:table-cell table:style-name="ce12" office:value-type="string">
            <text:p>aa3-haee3 / k6-len3 / niam3 / pa_k3 / ta_k3</text:p>
          </table:table-cell>
          <table:table-cell table:style-name="ce12" office:value-type="string">
            <text:p>food / hungry / eat / drink / water</text:p>
          </table:table-cell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2"/>
          <table:table-cell table:style-name="ce12" office:value-type="string">
            <text:p>it was monday, the eleventh of october, the first day of the week, the third week, the tenth month</text:p>
          </table:table-cell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دوشنبه بود، يازدهم ماه اکتبر، اولين روز هفته، هفته سوم، ماه دهم.</text:p>
          </table:table-cell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1" office:value-type="string">
            <text:p><text:span text:style-name="T3">w : </text:span><text:span text:style-name="T3"><text:a xlink:href="https://youtu.be/K8mbMJ4S-RU?t=1219">https://youtu.be/K8mbMJ4S-RU?t=1219</text:a></text:span></text:p>
            <text:p><text:span text:style-name="T3">y : </text:span><text:span text:style-name="T3"><text:a xlink:href="https://youtu.be/K8mbMJ4S-RU?t=1244">https://youtu.be/K8mbMJ4S-RU?t=1244</text:a></text:span></text:p>
            <text:p><text:span text:style-name="T3">z : </text:span><text:span text:style-name="T3"><text:a xlink:href="https://youtu.be/K8mbMJ4S-RU?t=1272">https://youtu.be/K8mbMJ4S-RU?t=1272</text:a></text:span></text:p>
            <text:p><text:span text:style-name="T3">nz : </text:span><text:span text:style-name="T3"><text:a xlink:href="https://youtu.be/K8mbMJ4S-RU?t=1299">https://youtu.be/K8mbMJ4S-RU?t=1299</text:a></text:span></text:p>
          </table:table-cell>
          <table:table-cell table:style-name="ce12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ربعاء، الثالث عشر من تشرين، الأسبوع الثالث، الشهر العاشر.</text:p>
          </table:table-cell>
          <table:table-cell table:style-name="ce12"/>
          <table:table-cell table:style-name="ce12" office:value-type="string">
            <text:p>it was wednesday, the thirteenth of october, the third week, the tenth month</text:p>
          </table:table-cell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چهارشنبه بود، سيزدهم ماه اکتبر، هفته سوم، ماه دهم.</text:p>
          </table:table-cell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2"/>
          <table:table-cell table:style-name="ce13" office:value-type="string">
            <text:p>https://www.kpedia.jp/w/13622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2"/>
          <table:table-cell table:style-name="ce13" office:value-type="string">
            <text:p>http://benfranklin.chips.jp/cake_apps/Cake_IFM11/images/view/49679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2"/>
          <table:table-cell table:style-name="ce13" office:value-type="string">
            <text:p>http://benfranklin.chips.jp/cake_apps/Cake_IFM11/images/view/49551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نسبت تغيير جمعيت</text:p>
            <text:p>در بخش تاکاتسو افزايش طبيعی</text:p>
          </table:table-cell>
          <table:table-cell table:style-name="ce12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2"/>
          <table:table-cell table:style-name="ce13" office:value-type="string">
            <text:p>C:\WORKS_2\shortcuts_docs\log-session_JVE_41_economics_12_watching.log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5">
            <text:p>102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09:34:24.42">
            <text:p>1025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다시 게단 앞의 지상에 처음부터 있었다. (2) 미케도 왔다. 계단 남 쪽의 한 나무까지. (3) 마사지. 몇 일 전에서 마사지 방법을 바꾸어있다. &lt;2&gt; 이번엔 두 마리 동시로 하고있었지만, 지금은 한 번에 한 마리씩 하도록하고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dwudziesty czwarty października, czwarty tydzień, ostatni dzień tygodnia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wydmuchałem przez chwilę. (2) ale potem, ząb nadal boli. więc przerwałem sesję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1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tego, zacząłem wydmuchać na shakuhachi, japońskim bambusowym flec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52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所谓变分法。（2）首先，指定基本函数f。第二，指定别的某个函数h。设定微小量ε。（3）第三，设立泛函g=f+εh。（4）第四，导数dg/dε。（5）最后，解微分方程dg/dε=0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3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аше подсознание[unconscious знает, кто вы. (2) не спра'шивай[ask, кем[who вы хотите быть; спрашивай, кто вы.</text:p>
          </table:table-cell>
          <table:covered-table-cell table:number-columns-repeated="2" table:style-name="ce12"/>
          <table:table-cell table:style-name="ce13" office:value-type="string" table:number-columns-spanned="2" table:number-rows-spanned="1">
            <text:p>http://benfranklin.chips.jp/cake_apps/Cake_IFM11/images/view/49276</text:p>
          </table:table-cell>
          <table:covered-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6T09:01:34.74">
            <text:p>1026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`평평 자리` 를 지나갈 무렵 내리고왔다. (2) 이어, 미케도. (3) 다시 차례로 마사지. (4) 이 번은 크로가 미케에게 싸움을 할 때 미케도 반격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dwudziesty piątek października, piąty tydzień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dziąsło jeszcze boli. &lt;2&gt; stosunkowo, mniej niż wcześniej. &lt;3&gt; jednak, dość bolesna, z przyzwoitym kwocie bola. &lt;4&gt; więc, jak dla dźwięków `dai-kan`-u, nie wydmuchałem ich dużo. &lt;5&gt; tylko, dwa lub trzy raz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shino, znowu, próbowałem wydmuchać shaku. (2) ale, nie czułem się usatysfakcjonowany. (3) to tak, jakbyś próbował oczyścić rurkę. &lt;2&gt; ale, nie możesz całkowicie usunąć brudu w nim. &lt;3&gt; I, wiesz to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学习欧拉－拉格朗日方程。该方程的导出方法。（2）以前也几次阅读过关于该方程的文件。不理解。（3）这次，终于，理解到了。（4）设立一条泛函，则，y=f+εη(x)。（5）目标就是，探索到y内的一条函数f的形式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'йте меси'ть[knead мы'сли. (2) давайте продолжа'ть[continue ду'мать[think.</text:p>
          </table:table-cell>
          <table:covered-table-cell table:number-columns-repeated="2" table:style-name="ce12"/>
          <table:table-cell table:style-name="ce13" office:value-type="string" table:number-columns-spanned="2" table:number-rows-spanned="1">
            <text:p>http://benfranklin.chips.jp/cake_apps/Cake_IFM11/images/view/48755</text:p>
          </table:table-cell>
          <table:covered-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7T10:01:29.94">
            <text:p>1027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c : <text:a xlink:href="https://youtu.be/I6AjEWP-vTY?t=58">https://youtu.be/I6AjEWP-vTY?t=58</text:a></text:p>
            <text:p>q : <text:a xlink:href="https://youtu.be/I6AjEWP-vTY?t=96">https://youtu.be/I6AjEWP-vTY?t=96</text:a></text:p>
            <text:p>x : <text:a xlink:href="https://youtu.be/I6AjEWP-vTY?t=133">https://youtu.be/I6AjEWP-vTY?t=133</text:a></text:p>
          </table:table-cell>
          <table:table-cell table:style-name="ce22" office:value-type="string" table:number-columns-spanned="2" table:number-rows-spanned="1">
            <text:p><text:span text:style-name="T4">nc : </text:span><text:span text:style-name="T4"><text:a xlink:href="https://youtu.be/I6AjEWP-vTY?t=175">https://youtu.be/I6AjEWP-vTY?t=175</text:a></text:span>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이 번엔 방치 오두막 앞까지 오고 있었다. &lt;2&gt; 좀 `뒹굴`. &lt;3&gt; 하지만, 미케가 울기 시작했기 때문에 크로를 잡고 평평자리로 달렸다. (2) 그 장소에서 마사지를 했지만, 크로는 좀 후 옹벽으로 돌아가고 버렸다. &lt;2&gt; 어쩔 수 없이 미케를 안아하고 나도 옹벽으로 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wudziesty szósty października, piąty tydzień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&lt;2&gt; najpierw, ćwiczenie dla przejścia od `kan` do `o-tu`. &lt;3&gt; sekwencja kilku nut, <text:s/>której użyłem do tego ćwiczenia. Na podstawie tej sekwencji, skomponowałem krótką frazę. &lt;4&gt; Nagrywałem tą kompozycję na moim telefonie komórkowym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用欧拉－拉格朗日方程，寻找所谓`最速降线`。（2）导出来的方程，就是被称为`摆线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2" table:number-rows-spanned="1">
            <text:p>изба'вь&lt;f`&gt;тесь[get-rid-of от идеи[idea стать[become профе'ссором. =&gt; Я никогда не думал об этой идее како'е-то время.</text:p>
          </table:table-cell>
          <table:covered-table-cell table:style-name="ce12"/>
          <table:table-cell table:style-name="ce12" office:value-type="string">
            <text:p>大学の教授職に就く、という考えから、逃げろ。＝＞思ったことないよ、ここしばらくの間。</text:p>
          </table:table-cell>
          <table:table-cell table:style-name="ce13" office:value-type="string" table:number-columns-spanned="3" table:number-rows-spanned="1">
            <text:p>http://benfranklin.chips.jp/cake_apps/Cake_IFM11/images/view/48511</text:p>
          </table:table-cell>
          <table:covered-table-cell table:style-name="Default"/>
          <table:covered-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0T11:33:27.88">
            <text:p>1030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<text:span text:style-name="T4">c : </text:span><text:span text:style-name="T4"><text:a xlink:href="https://youtu.be/I6AjEWP-vTY?t=175">https://youtu.be/I6AjEWP-vTY?t=175</text:a></text:span></text:p>
            <text:p><text:span text:style-name="T4">gc : </text:span><text:span text:style-name="T4"><text:a xlink:href="https://youtu.be/I6AjEWP-vTY?t=229">https://youtu.be/I6AjEWP-vTY?t=229</text:a></text:span></text:p>
            <text:p><text:span text:style-name="T4">ngc : </text:span><text:span text:style-name="T4"><text:a xlink:href="https://youtu.be/I6AjEWP-vTY?t=271">https://youtu.be/I6AjEWP-vTY?t=271</text:a></text:span></text:p>
            <text:p><text:span text:style-name="T4">ch : </text:span><text:span text:style-name="T4"><text:a xlink:href="https://youtu.be/I6AjEWP-vTY?t=295">https://youtu.be/I6AjEWP-vTY?t=295</text:a></text:span></text:p>
          </table:table-cell>
          <table:table-cell table:style-name="ce12" office:value-type="string" table:number-columns-spanned="2" table:number-rows-spanned="1">
            <text:p>nq : <text:a xlink:href="https://youtu.be/I6AjEWP-vTY?t=330">https://youtu.be/I6AjEWP-vTY?t=330</text:a>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-1</text:p>
          </table:table-cell>
          <table:table-cell table:style-name="ce11" office:value-type="string" table:number-columns-spanned="3" table:number-rows-spanned="1">
            <text:p>-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평평자리에 도착할 무렵 왔다. &lt;2&gt; 미케는 이어. (2) 마사지. 다시, 진행 방법은, 한 번 한 마리씩. &lt;2&gt; 또, 전 번에도 했던 것이자만, 마사지를 시작할 때, 먼저, 뒷다리의 왼쪽 다리의 뿌리를 가볍게 두드린다. 두 번. &lt;3&gt; 이러그로, 그들에게 `시작하겠어요` 라고 전한다. (3) 그리고, 종료할 땐, 이 번엔 같은 부분을 한 번만 두드린다. &lt;2&gt; 이러그로, `종료이겠어.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ziewiąty października, czwarty tydzień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grałem dwie melodie, właściwie. &lt;2&gt; tytuły były, `sakura` i `kodźio-no-cuki`(księżyc nad stolicą). (2) miałem też sesję w ciągu 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出去做工作。回家时间，大概五分前五钟。（2）我试着开始数学。身体觉得不太舒服，微稍重。所以，我选择，先有小睡。（3）当我醒过来时，时间到了五点四十五。（4）放弃做数学的念头，开始准备吹竹笛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30T12:26:16.94">
            <text:p>1030 <text:s/>122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30T12:26:16.94">
            <text:p>1030 <text:s/>1226</text:p>
          </table:table-cell>
          <table:table-cell table:style-name="ce7" table:formula="of:=NOW()" office:value-type="date" office:date-value="2021-10-30T12:26:20.47">
            <text:p>1030 <text:s/>122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30T12:26:20.47">
            <text:p>1030 <text:s/>122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6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6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6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6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6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6" table:number-rows-repeated="10484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6" table:default-cell-style-name="ce3"/>
        <table:table-column table:style-name="co15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1" table:default-cell-style-name="ce3"/>
        <table:table-row table:style-name="ro1">
          <table:table-cell table:style-name="ce23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6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buy. to buy. necessary. / I buy. she buys. we buy. / I want to buy. I need to buy.</text:p>
          </table:table-cell>
          <table:table-cell table:style-name="ce25"/>
          <table:table-cell table:style-name="ce26" office:value-type="string">
            <text:p>buy</text:p>
          </table:table-cell>
          <table:table-cell table:style-name="ce26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4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what? / what do I buy? / what did I buy? / what do I need to buy? / what do I want to buy? / </text:p>
          </table:table-cell>
          <table:table-cell table:style-name="ce25"/>
          <table:table-cell table:style-name="ce26" office:value-type="string">
            <text:p>buy</text:p>
          </table:table-cell>
          <table:table-cell table:style-name="ce26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5">
            <text:p>1030 <text:s/>1226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shop. store. supermarket. / I go to the store. / name. the name of the store. / how often. often. how often do you go?</text:p>
          </table:table-cell>
          <table:table-cell table:style-name="ce25"/>
          <table:table-cell table:style-name="ce26" office:value-type="string">
            <text:p>store</text:p>
          </table:table-cell>
          <table:table-cell table:style-name="ce26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5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often. how often? / go. do you go? you. / I go. I go to the shop. I go to the shop often.</text:p>
          </table:table-cell>
          <table:table-cell table:style-name="ce25"/>
          <table:table-cell table:style-name="ce26" office:value-type="string">
            <text:p>go out</text:p>
          </table:table-cell>
          <table:table-cell table:style-name="ce26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5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you. you go / I go / they go / he goes</text:p>
          </table:table-cell>
          <table:table-cell table:style-name="ce25"/>
          <table:table-cell table:style-name="ce26" office:value-type="string">
            <text:p>go</text:p>
          </table:table-cell>
          <table:table-cell table:style-name="ce26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5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I drink / water / I drink water / you drink water / they drink water / he drinks water</text:p>
          </table:table-cell>
          <table:table-cell table:style-name="ce25"/>
          <table:table-cell table:style-name="ce26" office:value-type="string">
            <text:p>drink</text:p>
          </table:table-cell>
          <table:table-cell table:style-name="ce26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5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this / that / what? / who? / what is this? / what is that?</text:p>
          </table:table-cell>
          <table:table-cell table:style-name="ce25"/>
          <table:table-cell table:style-name="ce26" office:value-type="string">
            <text:p>ask</text:p>
          </table:table-cell>
          <table:table-cell table:style-name="ce26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5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4" office:value-type="string">
            <text:p>here / there / I go / I go there / you go / you go there</text:p>
          </table:table-cell>
          <table:table-cell table:style-name="ce25"/>
          <table:table-cell table:style-name="ce26" office:value-type="string">
            <text:p>locations</text:p>
          </table:table-cell>
          <table:table-cell table:style-name="ce26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5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4" office:value-type="string">
            <text:p>help / I need / your help / I need your help</text:p>
          </table:table-cell>
          <table:table-cell table:style-name="ce25"/>
          <table:table-cell table:style-name="ce26" office:value-type="string">
            <text:p>help</text:p>
          </table:table-cell>
          <table:table-cell table:style-name="ce26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5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4" office:value-type="string">
            <text:p>injury / pain / you have pain / you got injured</text:p>
          </table:table-cell>
          <table:table-cell table:style-name="ce25"/>
          <table:table-cell table:style-name="ce26" office:value-type="string">
            <text:p>injury</text:p>
          </table:table-cell>
          <table:table-cell table:style-name="ce26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6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4" office:value-type="string">
            <text:p>food / I eat / he eats / I eat food / you eat food / you ate <text:s/>food / already / not yet</text:p>
          </table:table-cell>
          <table:table-cell table:style-name="ce25"/>
          <table:table-cell table:style-name="ce26" office:value-type="string">
            <text:p>eat</text:p>
          </table:table-cell>
          <table:table-cell table:style-name="ce26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6">
            <text:p>1030 <text:s/>1226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5"/>
          <table:table-cell table:style-name="ce26" office:value-type="string">
            <text:p>walk,run / mode</text:p>
          </table:table-cell>
          <table:table-cell table:style-name="ce26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6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4" office:value-type="string">
            <text:p>聞く。書く。見る。知る。分かる。　=&gt;　を使った、文</text:p>
          </table:table-cell>
          <table:table-cell table:style-name="ce25"/>
          <table:table-cell table:style-name="ce26"/>
          <table:table-cell table:style-name="ce26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6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笛。竹。造る。竹で造る。竹で作った笛。</text:p>
          </table:table-cell>
          <table:table-cell table:style-name="ce25"/>
          <table:table-cell table:style-name="ce26"/>
          <table:table-cell table:style-name="ce26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6">
            <text:p>1030 <text:s/>1226</text:p>
          </table:table-cell>
          <table:table-cell table:number-columns-repeated="1011"/>
        </table:table-row>
        <table:table-row table:style-name="ro30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4" office:value-type="string">
            <text:p>頭から、血が出ています。</text:p>
          </table:table-cell>
          <table:table-cell table:style-name="ce25"/>
          <table:table-cell table:style-name="ce26" office:value-type="string">
            <text:p>injury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7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4" office:value-type="string">
            <text:p>何時から始まるか、知っていますか。</text:p>
          </table:table-cell>
          <table:table-cell table:style-name="ce25"/>
          <table:table-cell table:style-name="ce26" office:value-type="string">
            <text:p>when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7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4" office:value-type="string">
            <text:p>眠いですか。疲れていますか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7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4" office:value-type="string">
            <text:p>何時に終わるか、知っていますか。午後４時に、終わります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7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4" office:value-type="string">
            <text:p>今日はとても暑いです。少し休みましょう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7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4" office:value-type="string">
            <text:p>今日はとても暑いです。 / I drink water very much.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7">
            <text:p>1030 <text:s/>1226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4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7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4" office:value-type="string">
            <text:p>今日は、風が吹いている。とても寒いです。雨が降る。雨が降るかも知れません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8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4" office:value-type="string">
            <text:p>今日は雲がない。とても暑いです。/ 熱中症。水を飲みます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8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4" office:value-type="string">
            <text:p>風が吹いている。風が吹いていない。どっちですか？</text:p>
          </table:table-cell>
          <table:table-cell table:style-name="ce25"/>
          <table:table-cell table:style-name="ce26" office:value-type="string">
            <text:p>A or B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8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4" office:value-type="string">
            <text:p>he got injured. / he needs help.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8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4" office:value-type="string">
            <text:p>指を怪我しました。肩を壁にぶつけました。足を角材にぶつけました。</text:p>
          </table:table-cell>
          <table:table-cell table:style-name="ce25"/>
          <table:table-cell table:style-name="ce26" office:value-type="string">
            <text:p>injury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8">
            <text:p>1030 <text:s/>1226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4" office:value-type="string">
            <text:p>can you hold his arm? / please hold his body. / can you move these wood boards away for me? I want to make <text:s/>a space for him</text:p>
          </table:table-cell>
          <table:table-cell table:style-name="ce25"/>
          <table:table-cell table:style-name="ce26" office:value-type="string">
            <text:p>injury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8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4" office:value-type="string">
            <text:p>喉が渇きました。水は、どこで飲めますか？水を飲む場所はありますか？水道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8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4" office:value-type="string">
            <text:p>you go forward. / you turn to the left. / and, you turn to the right / there is a toilet. / someone is using it now.</text:p>
          </table:table-cell>
          <table:table-cell table:style-name="ce25"/>
          <table:table-cell table:style-name="ce26" office:value-type="string">
            <text:p>directions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8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4" office:value-type="string">
            <text:p>ここに穴があります。危ないです。板を置きます。</text:p>
          </table:table-cell>
          <table:table-cell table:style-name="ce25"/>
          <table:table-cell table:style-name="ce26" office:value-type="string">
            <text:p>danger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9">
            <text:p>1030 <text:s/>1226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4" office:value-type="string">
            <text:p>why his head is bleeding? where did he hit his head, when? / how did he fall on the floor? / how did you come here. train, car?</text:p>
          </table:table-cell>
          <table:table-cell table:style-name="ce25"/>
          <table:table-cell table:style-name="ce26" office:value-type="string">
            <text:p>reason, method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9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4" office:value-type="string">
            <text:p>why his nose is bleeding? / because an iron rod fell on his nose </text:p>
          </table:table-cell>
          <table:table-cell table:style-name="ce25"/>
          <table:table-cell table:style-name="ce26" office:value-type="string">
            <text:p>reason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9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4" office:value-type="string">
            <text:p>it really happened? / he fell down on the floor. it is slippery.</text:p>
          </table:table-cell>
          <table:table-cell table:style-name="ce25"/>
          <table:table-cell table:style-name="ce26" office:value-type="string">
            <text:p>“really”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9">
            <text:p>1030 <text:s/>1226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4" office:value-type="string">
            <text:p>he says he wants to have a rest. / he says he is not feeling well. / he says he wants to sit down on the floor. / how does he feel?</text:p>
          </table:table-cell>
          <table:table-cell table:style-name="ce25"/>
          <table:table-cell table:style-name="ce26" office:value-type="string">
            <text:p>“say”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9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4" office:value-type="string">
            <text:p>his mouth got swollen. he hit his mouth on the iron bar.</text:p>
          </table:table-cell>
          <table:table-cell table:style-name="ce25"/>
          <table:table-cell table:style-name="ce26" office:value-type="string">
            <text:p>body part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9">
            <text:p>1030 <text:s/>122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4" office:value-type="string">
            <text:p>腕から血が流れている。脚から血が流れている。 / 彼は、下の階へ落ちた。</text:p>
          </table:table-cell>
          <table:table-cell table:style-name="ce25"/>
          <table:table-cell table:style-name="ce26" office:value-type="string">
            <text:p>injury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59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4" office:value-type="string">
            <text:p>ここには、ロープが張られていない。落ちます。危険です。</text:p>
          </table:table-cell>
          <table:table-cell table:style-name="ce25"/>
          <table:table-cell table:style-name="ce26" office:value-type="string">
            <text:p>danger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4" office:value-type="string">
            <text:p>それはとても重いです。動かさなくていいです。後で、皆で動かしましょう。</text:p>
          </table:table-cell>
          <table:table-cell table:style-name="ce25"/>
          <table:table-cell table:style-name="ce26" office:value-type="string">
            <text:p>性質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">
            <text:p>1030 <text:s/>122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4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5"/>
          <table:table-cell table:style-name="ce26" office:value-type="string">
            <text:p>性質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4" office:value-type="string">
            <text:p>２階から、３階へ、上がってもらえますか？そこで、壁を叩いてください。</text:p>
          </table:table-cell>
          <table:table-cell table:style-name="ce25"/>
          <table:table-cell table:style-name="ce26" office:value-type="string">
            <text:p>移動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4" office:value-type="string">
            <text:p>it is good. you are doing well. please do it. please continue it. / please do it again.</text:p>
          </table:table-cell>
          <table:table-cell table:style-name="ce25"/>
          <table:table-cell table:style-name="ce26" office:value-type="string">
            <text:p>良い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">
            <text:p>1030 <text:s/>1226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4" office:value-type="string">
            <text:p>can you hold this chord for me for a while? / I want to got to the toilet. / can you have this backet for me? I want to pour water into it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4" office:value-type="string">
            <text:p>水を出す筒。水。筒。彼は、水を出します。</text:p>
          </table:table-cell>
          <table:table-cell table:style-name="ce25"/>
          <table:table-cell table:style-name="ce26" office:value-type="string">
            <text:p>tools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4" office:value-type="string">
            <text:p>柱と、柱の周りに、水をかけてください。梁に、水をかけてください。</text:p>
          </table:table-cell>
          <table:table-cell table:style-name="ce25"/>
          <table:table-cell table:style-name="ce26" office:value-type="string">
            <text:p>locations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1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4" office:value-type="string">
            <text:p>たばこ。タバコを吸いますか？どこでタバコを吸えますか？タバコを吸う場所。喫煙所。</text:p>
          </table:table-cell>
          <table:table-cell table:style-name="ce25"/>
          <table:table-cell table:style-name="ce26" office:value-type="string">
            <text:p>things:tobacco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1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4" office:value-type="string">
            <text:p>休憩。時間。時刻。休憩の時間。あるいは、タバコを吸いますか？そして、水を飲みますか？</text:p>
          </table:table-cell>
          <table:table-cell table:style-name="ce25"/>
          <table:table-cell table:style-name="ce26" office:value-type="string">
            <text:p>syntax : and, or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1">
            <text:p>1030 <text:s/>122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4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5"/>
          <table:table-cell table:style-name="ce26" office:value-type="string">
            <text:p>word : もう、すでに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1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4" office:value-type="string">
            <text:p>バケツに水を入れていください。ブラシ。ブラシで、鉄筋を、洗ってください。</text:p>
          </table:table-cell>
          <table:table-cell table:style-name="ce25"/>
          <table:table-cell table:style-name="ce26" office:value-type="string">
            <text:p>作業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1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4" office:value-type="string">
            <text:p>疲れましたか？暑いですか？１０分ぐらい、やすんでください。私が、代わりに、やります。</text:p>
          </table:table-cell>
          <table:table-cell table:style-name="ce25"/>
          <table:table-cell table:style-name="ce26" office:value-type="string">
            <text:p>健康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2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4" office:value-type="string">
            <text:p>do you know where the stairs are? / stairs / the stairs are on the other side / this side</text:p>
          </table:table-cell>
          <table:table-cell table:style-name="ce25"/>
          <table:table-cell table:style-name="ce26" office:value-type="string">
            <text:p>locations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2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4" office:value-type="string">
            <text:p>I have a hat. / you have a hat / did you buy that hat in japan?</text:p>
          </table:table-cell>
          <table:table-cell table:style-name="ce25"/>
          <table:table-cell table:style-name="ce26" office:value-type="string">
            <text:p>things : hat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2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4" office:value-type="string">
            <text:p>I am hungry / I didn't eat breakfast. / I want to eat. / I have some food.</text:p>
          </table:table-cell>
          <table:table-cell table:style-name="ce25"/>
          <table:table-cell table:style-name="ce26" office:value-type="string">
            <text:p>action : eat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2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4" office:value-type="string">
            <text:p>a big hat / a small hat / the sun light / it comes / the sun light comes / the sun light doesn't come</text:p>
          </table:table-cell>
          <table:table-cell table:style-name="ce25"/>
          <table:table-cell table:style-name="ce26" office:value-type="string">
            <text:p>things : hat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2">
            <text:p>1030 <text:s/>1226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4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5"/>
          <table:table-cell table:style-name="ce26" office:value-type="string">
            <text:p>eat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2">
            <text:p>1030 <text:s/>1226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4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5"/>
          <table:table-cell table:style-name="ce26" office:value-type="string">
            <text:p>bucket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3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4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3">
            <text:p>1030 <text:s/>122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4" office:value-type="string">
            <text:p>この板は、とても重いです。手では、運べません。運べないでしょう。 / 一輪車を、探します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3">
            <text:p>1030 <text:s/>1226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4">
            <text:p>1030 <text:s/>122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4">
            <text:p>1030 <text:s/>1226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4">
            <text:p>1030 <text:s/>1226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5">
            <text:p>1030 <text:s/>122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5">
            <text:p>1030 <text:s/>1226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5"/>
          <table:table-cell table:style-name="ce26" office:value-type="string">
            <text:p>weather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5">
            <text:p>1030 <text:s/>122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5">
            <text:p>1030 <text:s/>122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風。吹く。風が吹く。 / もし風が吹いたら。涼しい。涼しくなる。涼しくなるだろう。</text:p>
          </table:table-cell>
          <table:table-cell table:style-name="ce25"/>
          <table:table-cell table:style-name="ce26" office:value-type="string">
            <text:p>conditions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6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5"/>
          <table:table-cell table:style-name="ce26" office:value-type="string">
            <text:p>week,month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6">
            <text:p>1030 <text:s/>1226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6">
            <text:p>1030 <text:s/>1226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5"/>
          <table:table-cell table:style-name="ce26" office:value-type="string">
            <text:p>labor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7">
            <text:p>1030 <text:s/>1226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5"/>
          <table:table-cell table:style-name="ce26" office:value-type="string">
            <text:p>injury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7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呼吸。苦しい。感じる。 / 呼吸が苦しい。 / 胸。痛い。胸が痛い。 / 腹。腹が痛い。</text:p>
          </table:table-cell>
          <table:table-cell table:style-name="ce25"/>
          <table:table-cell table:style-name="ce26" office:value-type="string">
            <text:p>medical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7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5"/>
          <table:table-cell table:style-name="ce26" office:value-type="string">
            <text:p>tools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8">
            <text:p>1030 <text:s/>1226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4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5"/>
          <table:table-cell table:style-name="ce26" office:value-type="string">
            <text:p>シャベル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8">
            <text:p>1030 <text:s/>122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4" office:value-type="string">
            <text:p>氷。冷やす。冷たい。水で冷やす。 / 置く。首。首に置く。首に氷を置く。</text:p>
          </table:table-cell>
          <table:table-cell table:style-name="ce25"/>
          <table:table-cell table:style-name="ce26" office:value-type="string">
            <text:p>冷やす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9">
            <text:p>1030 <text:s/>122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4" office:value-type="string">
            <text:p>気温。高い。今日は、気温が高いです。/ 飲む。飲み物。食べる。食べ物。</text:p>
          </table:table-cell>
          <table:table-cell table:style-name="ce25"/>
          <table:table-cell table:style-name="ce26" office:value-type="string">
            <text:p>気温；飲む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9">
            <text:p>1030 <text:s/>1226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4" office:value-type="string">
            <text:p>hot / temperature / high, low / temperature is high / I want / I need / temperature is low / I want the temperature to be low.</text:p>
          </table:table-cell>
          <table:table-cell table:style-name="ce25"/>
          <table:table-cell table:style-name="ce26" office:value-type="string">
            <text:p>気温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9">
            <text:p>1030 <text:s/>1226</text:p>
          </table:table-cell>
          <table:table-cell table:number-columns-repeated="1011"/>
        </table:table-row>
        <table:table-row table:style-name="ro30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4" office:value-type="string">
            <text:p>消しゴム以外に、何を売っていますか？</text:p>
          </table:table-cell>
          <table:table-cell table:style-name="ce25" office:value-type="date" office:date-value="2021-04-29T16:41:16.94">
            <text:p>0429</text:p>
          </table:table-cell>
          <table:table-cell table:style-name="ce26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9">
            <text:p>1030 <text:s/>1226</text:p>
          </table:table-cell>
          <table:table-cell table:number-columns-repeated="1011"/>
        </table:table-row>
        <table:table-row table:style-name="ro32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4" office:value-type="string">
            <text:p>昨日は、ぐっすりと眠りました。それなのに、今朝は眠いのです。</text:p>
          </table:table-cell>
          <table:table-cell table:style-name="ce25" office:value-type="date" office:date-value="2021-05-01T10:24:21.49">
            <text:p>0501</text:p>
          </table:table-cell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9">
            <text:p>1030 <text:s/>1226</text:p>
          </table:table-cell>
          <table:table-cell table:number-columns-repeated="1011"/>
        </table:table-row>
        <table:table-row table:style-name="ro30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4" office:value-type="string">
            <text:p>部屋の中は暑くて、とても寝ていられません。</text:p>
          </table:table-cell>
          <table:table-cell table:style-name="ce25" office:value-type="date" office:date-value="2021-05-01T10:43:01.47">
            <text:p>0501</text:p>
          </table:table-cell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69">
            <text:p>1030 <text:s/>1226</text:p>
          </table:table-cell>
          <table:table-cell table:number-columns-repeated="1011"/>
        </table:table-row>
        <table:table-row table:style-name="ro32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4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4" office:value-type="string">
            <text:p>私は公園へ行く時、自転車を使います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4" office:value-type="string">
            <text:p>落花生が好きです。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4" office:value-type="string">
            <text:p>傷の手当ての、新しい方法。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4" office:value-type="string">
            <text:p>水を飲みたいですか。何か食べたいですか。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4" office:value-type="string">
            <text:p>お腹が空いていますか。食事は、何時に食べましたか。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4" office:value-type="string">
            <text:p>あなたの名前はなんですか？ / 日本には、いつ来たのですか？</text:p>
          </table:table-cell>
          <table:table-cell table:style-name="ce25"/>
          <table:table-cell table:style-name="ce26" office:value-type="string">
            <text:p>name</text:p>
          </table:table-cell>
          <table:table-cell table:style-name="ce26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4" office:value-type="string">
            <text:p>日本には、いつ来たのですか？</text:p>
          </table:table-cell>
          <table:table-cell table:style-name="ce25"/>
          <table:table-cell table:style-name="ce26" office:value-type="string">
            <text:p>when</text:p>
          </table:table-cell>
          <table:table-cell table:style-name="ce26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1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4" office:value-type="string">
            <text:p>日本に来て、どのくらい経ちますか？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1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4" office:value-type="string">
            <text:p>how do you come here? do you use railway?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1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4" office:value-type="string">
            <text:p>see you again. / have a nice day. / take care. / thank you for your help today.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1">
            <text:p>1030 <text:s/>122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4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2">
            <text:p>1030 <text:s/>122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4" office:value-type="string">
            <text:p>ネジを回すための道具。持っていますか？/ ネジ。回す。道具。持っている。</text:p>
          </table:table-cell>
          <table:table-cell table:style-name="ce25"/>
          <table:table-cell table:style-name="ce27" office:value-type="string">
            <text:p>have ; 도구</text:p>
          </table:table-cell>
          <table:table-cell table:style-name="ce26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2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4" office:value-type="string">
            <text:p>I like peanuts</text:p>
          </table:table-cell>
          <table:table-cell table:style-name="ce25"/>
          <table:table-cell table:style-name="ce27" office:value-type="string">
            <text:p>like</text:p>
          </table:table-cell>
          <table:table-cell table:style-name="ce26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2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4" office:value-type="string">
            <text:p>I like coconut milk.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2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4" office:value-type="string">
            <text:p>I like the sound of flute.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2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4" office:value-type="string">
            <text:p>I do not like creaking sound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2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4" office:value-type="string">
            <text:p>上の階へ行きます。下の階から来ました。階段はありますか？まっすぐ行って、左側にあります。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2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4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3">
            <text:p>1030 <text:s/>122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4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3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4" office:value-type="string">
            <text:p>病院に行きます。救急車を呼びます。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3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4" office:value-type="string">
            <text:p>it takes another 2 hours. / I am sorry.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3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4" office:value-type="string">
            <text:p>頭を動かす。 / 顔を出す。 / 眼が見えない。 / 鼻が痛い。 / 口から泡が出る。/ 熱中症。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4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4" office:value-type="string">
            <text:p>お金を持っていますか？いくら持っていますか？財布を落としました。財布を拾いましたか？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4">
            <text:p>1030 <text:s/>1226</text:p>
          </table:table-cell>
          <table:table-cell table:number-columns-repeated="1011"/>
        </table:table-row>
        <table:table-row table:style-name="ro30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4" office:value-type="string">
            <text:p>休みの日。何をしますか。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4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4" office:value-type="string">
            <text:p>it is not good. it is bad. please don't do it. please stop it.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4">
            <text:p>1030 <text:s/>122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4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4">
            <text:p>1030 <text:s/>122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4" office:value-type="string">
            <text:p>食中毒です。今朝、何を食べましたか？何を飲みましたか？ / レタスを食べました。</text:p>
          </table:table-cell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5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4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5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4" office:value-type="string">
            <text:p>ここで、壁を叩いてください。この作業をすると、疲れます。ご苦労様です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5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4" office:value-type="string">
            <text:p>朝は、何時から始まりますか？午後は、何時から始めますか？夕方は、何時に終わりますか？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5">
            <text:p>1030 <text:s/>122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4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5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4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5"/>
          <table:table-cell table:style-name="ce26" office:value-type="string">
            <text:p>schedule</text:p>
          </table:table-cell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6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4" office:value-type="string">
            <text:p>rest / I rest / you rest / tired / I am tired / you are tired / he is tired</text:p>
          </table:table-cell>
          <table:table-cell table:style-name="ce25"/>
          <table:table-cell table:style-name="ce26"/>
          <table:table-cell table:style-name="ce26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6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4" office:value-type="string">
            <text:p>hello. / thank you / good bye / good morning</text:p>
          </table:table-cell>
          <table:table-cell table:style-name="ce25"/>
          <table:table-cell table:style-name="ce26"/>
          <table:table-cell table:style-name="ce26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6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4" office:value-type="string">
            <text:p>help / I need / your help / I need your help</text:p>
            <text:p>injury / pain / you have pain / you got injured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6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4" office:value-type="string">
            <text:p>water / I drink / you drink / thirsty / I eat / we eat</text:p>
          </table:table-cell>
          <table:table-cell table:style-name="ce25"/>
          <table:table-cell table:style-name="ce26"/>
          <table:table-cell table:style-name="ce26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6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4" office:value-type="string">
            <text:p>blood / blood on your face / blood on your arm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7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4" office:value-type="string">
            <text:p>he cut his leg / he cut his fingers / he cut his head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7">
            <text:p>1030 <text:s/>1226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4" office:value-type="string">
            <text:p>blood / face / your face / arm / your arm</text:p>
          </table:table-cell>
          <table:table-cell table:style-name="ce25"/>
          <table:table-cell table:style-name="ce26"/>
          <table:table-cell table:style-name="ce26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7">
            <text:p>1030 <text:s/>1226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4" office:value-type="string">
            <text:p>a box / to carry / to carry a box / he carries a box / he was carrying a box</text:p>
          </table:table-cell>
          <table:table-cell table:style-name="ce25"/>
          <table:table-cell table:style-name="ce26"/>
          <table:table-cell table:style-name="ce26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7">
            <text:p>1030 <text:s/>122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4"/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7">
            <text:p>1030 <text:s/>122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4"/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7">
            <text:p>1030 <text:s/>122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4"/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7">
            <text:p>1030 <text:s/>122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4"/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7">
            <text:p>1030 <text:s/>122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4"/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7">
            <text:p>1030 <text:s/>122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4"/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7">
            <text:p>1030 <text:s/>122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4"/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7">
            <text:p>1030 <text:s/>122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4"/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7">
            <text:p>1030 <text:s/>122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4"/>
          <table:table-cell table:style-name="ce25"/>
          <table:table-cell table:style-name="ce26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30T12:26:20.77">
            <text:p>1030 <text:s/>1226</text:p>
          </table:table-cell>
          <table:table-cell table:number-columns-repeated="1011"/>
        </table:table-row>
        <table:table-row table:style-name="ro5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30T12:26:20.77">
            <text:p>1030 <text:s/>122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30T12:26:20.77">
            <text:p>2021/10/30 12:2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30T12:26:20.77">
            <text:p>1030 <text:s/>1226</text:p>
          </table:table-cell>
          <table:table-cell table:style-name="ce7" table:formula="of:=NOW()" office:value-type="date" office:date-value="2021-10-30T12:26:20.77">
            <text:p>1030 <text:s/>122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30T12:26:20.77">
            <text:p>1030 <text:s/>122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6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6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6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6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6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6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5">
          <table:table-cell table:number-columns-repeated="11"/>
          <table:table-cell table:style-name="ce7"/>
          <table:table-cell table:number-columns-repeated="1012"/>
        </table:table-row>
        <table:table-row table:style-name="ro6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6" table:number-rows-repeated="1048397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30">2021/10/30</text:date>, <text:time>12:26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30T12:26:19.31</dc:date>
    <dc:creator>iwabuchi ken</dc:creator>
    <meta:editing-duration>P8DT13H33M37S</meta:editing-duration>
    <meta:editing-cycles>1275</meta:editing-cycles>
    <meta:generator>OpenOffice/4.1.3$Win32 OpenOffice.org_project/413m1$Build-9783</meta:generator>
    <meta:document-statistic meta:table-count="7" meta:cell-count="1631" meta:object-count="0"/>
  </office:meta>
</office:document-meta>
</file>